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5.6396in" table:align="left"/>
    </style:style>
    <style:style style:name="Tabela1.A" style:family="table-column">
      <style:table-column-properties style:column-width="1.1625in"/>
    </style:style>
    <style:style style:name="Tabela1.B" style:family="table-column">
      <style:table-column-properties style:column-width="4.4771in"/>
    </style:style>
    <style:style style:name="Tabela1.A1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Arial" fo:font-size="12pt" officeooo:paragraph-rsid="00172ecc" style:font-size-asian="12pt" style:font-size-complex="12pt"/>
    </style:style>
    <style:style style:name="P2" style:family="paragraph" style:parent-style-name="Preformatted_20_Text"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size-complex="12pt"/>
    </style:style>
    <style:style style:name="P3" style:family="paragraph" style:parent-style-name="Preformatted_20_Text">
      <style:text-properties officeooo:paragraph-rsid="00172ecc"/>
    </style:style>
    <style:style style:name="P4" style:family="paragraph" style:parent-style-name="Preformatted_20_Text">
      <style:text-properties style:font-name="Arial" fo:font-size="12pt" officeooo:paragraph-rsid="00172ecc" style:font-size-asian="12pt" style:font-size-complex="12pt"/>
    </style:style>
    <style:style style:name="P5" style:family="paragraph" style:parent-style-name="Preformatted_20_Text" style:list-style-name="L6">
      <style:text-properties officeooo:paragraph-rsid="00172ecc"/>
    </style:style>
    <style:style style:name="P6" style:family="paragraph" style:parent-style-name="Preformatted_20_Text" style:list-style-name="L8">
      <style:text-properties officeooo:paragraph-rsid="00172ecc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 officeooo:paragraph-rsid="00172ecc" style:font-weight-asian="normal" style:font-weight-complex="normal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size-complex="12pt"/>
    </style:style>
    <style:style style:name="P9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10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12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size-complex="12pt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0a4c3" officeooo:paragraph-rsid="00172ecc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f2140" officeooo:paragraph-rsid="00172ecc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ff" style:font-name="Arial" fo:font-size="12pt" fo:letter-spacing="normal" fo:font-style="normal" fo:font-weight="normal" officeooo:rsid="0020a4c3" officeooo:paragraph-rsid="00172ecc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ff" style:font-name="Arial" fo:font-size="12pt" fo:letter-spacing="normal" fo:font-style="normal" fo:font-weight="normal" officeooo:rsid="0020a4c3" officeooo:paragraph-rsid="00172ecc" style:font-name-asian="WenQuanYi Zen Hei Mono" style:font-size-asian="12pt" style:font-weight-asian="normal" style:font-name-complex="Lohit Hindi2" style:font-size-complex="12pt" style:font-weight-complex="normal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officeooo:paragraph-rsid="00172ecc"/>
    </style:style>
    <style:style style:name="P20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72ecc"/>
    </style:style>
    <style:style style:name="P21" style:family="paragraph" style:parent-style-name="Preformatted_20_Text">
      <style:paragraph-properties fo:margin-left="0in" fo:margin-right="0in" fo:text-indent="0in" style:auto-text-indent="false" fo:break-before="page"/>
      <style:text-properties fo:font-variant="normal" fo:text-transform="none" fo:color="#000000" fo:letter-spacing="normal" fo:font-style="normal" fo:font-weight="normal" officeooo:paragraph-rsid="00172ecc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size-complex="12pt"/>
    </style:style>
    <style:style style:name="P23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left="0.1626in" fo:margin-right="0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rsid="0020a4c3" officeooo:paragraph-rsid="00172ecc" style:font-size-asian="12pt" style:font-size-complex="12pt"/>
    </style:style>
    <style:style style:name="P25" style:family="paragraph" style:parent-style-name="Table_20_Contents">
      <style:paragraph-properties fo:margin-left="0.1626in" fo:margin-right="0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P26" style:family="paragraph" style:parent-style-name="Table_20_Contents">
      <style:paragraph-properties fo:margin-left="0.2209in" fo:margin-right="0.0465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P27" style:family="paragraph" style:parent-style-name="Table_20_Contents">
      <style:paragraph-properties fo:margin-left="0.2209in" fo:margin-right="0.0465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officeooo:paragraph-rsid="00172ecc"/>
    </style:style>
    <style:style style:name="P28" style:family="paragraph" style:parent-style-name="Table_20_Contents">
      <style:paragraph-properties fo:margin-left="0.2209in" fo:margin-right="0.2209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T1" style:family="text">
      <style:text-properties officeooo:rsid="00172ecc"/>
    </style:style>
    <style:style style:name="T2" style:family="text">
      <style:text-properties officeooo:rsid="001f2140"/>
    </style:style>
    <style:style style:name="T3" style:family="text">
      <style:text-properties officeooo:rsid="0020a4c3"/>
    </style:style>
    <style:style style:name="T4" style:family="text">
      <style:text-properties fo:color="#800000" fo:font-weight="bold" officeooo:rsid="0020a4c3" style:font-weight-asian="bold" style:font-weight-complex="bold"/>
    </style:style>
    <style:style style:name="T5" style:family="text">
      <style:text-properties fo:color="#800000" fo:font-weight="bold" officeooo:rsid="0020a4c3" style:font-name-asian="WenQuanYi Zen Hei Mono" style:font-weight-asian="bold" style:font-name-complex="Lohit Hindi2" style:font-weight-complex="bold"/>
    </style:style>
    <style:style style:name="T6" style:family="text">
      <style:text-properties fo:color="#006b6b" fo:font-weight="bold" officeooo:rsid="0020a4c3" style:font-weight-asian="bold" style:font-weight-complex="bold"/>
    </style:style>
    <style:style style:name="T7" style:family="text">
      <style:text-properties fo:color="#0000ff" officeooo:rsid="0020a4c3" style:font-name-asian="WenQuanYi Zen Hei Mono" style:font-name-complex="Lohit Hindi2"/>
    </style:style>
    <style:style style:name="T8" style:family="text">
      <style:text-properties officeooo:rsid="0020f723"/>
    </style:style>
    <style:style style:name="T9" style:family="text">
      <style:text-properties fo:color="#333333" officeooo:rsid="0020a4c3"/>
    </style:style>
    <style:style style:name="T10" style:family="text">
      <style:text-properties fo:color="#333333" fo:font-weight="bold" officeooo:rsid="0020a4c3"/>
    </style:style>
    <style:style style:name="T11" style:family="text">
      <style:text-properties fo:color="#333333" fo:font-weight="bold" officeooo:rsid="0020a4c3" style:font-name-asian="WenQuanYi Zen Hei Mono" style:font-weight-asian="bold" style:font-name-complex="Lohit Hindi2" style:font-weight-complex="bold"/>
    </style:style>
    <style:style style:name="T12" style:family="text">
      <style:text-properties fo:color="#333333" officeooo:rsid="00172ecc"/>
    </style:style>
    <style:style style:name="T13" style:family="text">
      <style:text-properties fo:color="#333333" officeooo:rsid="001903b9"/>
    </style:style>
    <style:style style:name="T14" style:family="text">
      <style:text-properties fo:color="#445588" fo:font-weight="bold" officeooo:rsid="0020a4c3"/>
    </style:style>
    <style:style style:name="T15" style:family="text">
      <style:text-properties fo:color="#009999" officeooo:rsid="0020a4c3"/>
    </style:style>
    <style:style style:name="T16" style:family="text">
      <style:text-properties fo:color="#dd1144" officeooo:rsid="0020a4c3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font-name="Arial" fo:font-size="12pt" officeooo:rsid="0020a4c3" style:font-size-asian="12pt" style:font-size-complex="12pt"/>
    </style:style>
    <style:style style:name="T19" style:family="text">
      <style:text-properties fo:font-style="italic" officeooo:rsid="001f2140"/>
    </style:style>
    <style:style style:name="T20" style:family="text">
      <style:text-properties officeooo:rsid="0020a4c3" style:font-name-asian="WenQuanYi Zen Hei Mono" style:font-name-complex="Lohit Hindi2"/>
    </style:style>
    <style:style style:name="T21" style:family="text">
      <style:text-properties officeooo:rsid="00172ecc" style:font-name-asian="WenQuanYi Zen Hei Mono" style:font-name-complex="Lohit Hindi2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bold" officeooo:rsid="001f214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bold" officeooo:rsid="0020a4c3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bold" officeooo:rsid="00172ecc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172ecc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size-complex="12pt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172ecc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Arial" fo:font-size="12pt" fo:letter-spacing="normal" fo:font-style="italic" fo:font-weight="normal" officeooo:rsid="00172ecc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UNIVERSIDADE FEDERAL DO PARANÁ</text:span></text:p>
      <text:p text:style-name="P9">CIÊNCIA DA COMPUTAÇÃO</text:p>
      <text:p text:style-name="P9"/>
      <text:p text:style-name="P10">CI212 – ORGANIZAÇÃO E ARQUITETURA DE COMPUTADORES </text:p>
      <text:p text:style-name="P10">PROFESSOR EDUARDO TODT</text:p>
      <text:p text:style-name="P11"/>
      <text:p text:style-name="P11">ALUNOS:</text:p>
      <text:p text:style-name="P11">JHENYFFER SARAH PELISSARI : GRR20102717</text:p>
      <text:p text:style-name="P19"><text:span text:style-name="T27">RODRIGO DE TOLEDO MONTANDON D</text:span><text:span text:style-name="T28">U</text:span><text:span text:style-name="T27">M</text:span><text:span text:style-name="T28">O</text:span><text:span text:style-name="T27">NT : GRR20104762</text:span></text:p>
      <text:list xml:id="list2489888097781424146" text:style-name="L8">
        <text:list-header>
          <text:p text:style-name="P6"><text:span text:style-name="T29"/></text:p>
        </text:list-header>
      </text:list>
      <text:p text:style-name="P3"><text:span text:style-name="T22"><text:tab/>INTRODUÇÃO</text:span></text:p>
      <text:p text:style-name="P16"/>
      <text:p text:style-name="P20"><text:span text:style-name="T25"><text:tab/>O trabalho consiste na implementação de uma instrução, extensão do projeto para suportar </text:span><text:span text:style-name="T26">adiantamente (</text:span><text:span text:style-name="T30">forward</text:span><text:span text:style-name="T26">)</text:span><text:span text:style-name="T25"> de dados e também a inclusão de predição de dois bits no beq. A instrução escolhida foi a SLTI pois o menor GRR é o GRR20102717 e é impar.</text:span></text:p>
      <text:p text:style-name="P20"><text:span text:style-name="T25"><text:tab/>Foram modificados alguns arquivos já fornecidos e realizada a criação de </text:span><text:span text:style-name="T26">dois outros arquivos, sendo que</text:span><text:span text:style-name="T25"> um </text:span><text:span text:style-name="T26">deles foi implementar a unidade de adiantamento </text:span><text:span text:style-name="T25">do pipeline </text:span><text:span text:style-name="T26">e o outro é a máquina de estados utilizada para realizar a predição</text:span><text:span text:style-name="T25">.</text:span></text:p>
      <text:list xml:id="list8262627250077507938" text:style-name="L6">
        <text:list-header>
          <text:p text:style-name="P5"><text:span text:style-name="T25"/></text:p>
        </text:list-header>
      </text:list>
      <text:p text:style-name="P3"><text:span text:style-name="T24"><text:tab/></text:span><text:span text:style-name="T22">I</text:span><text:span text:style-name="T23">NSTRUÇÃO </text:span><text:span text:style-name="T22">SLTI</text:span></text:p>
      <text:p text:style-name="P13"/>
      <text:p text:style-name="P14"><text:span text:style-name="T2"><text:tab/>Para a implementação da instrução SLTI fizemos diversas pesquisas para entender seu funcionamento e sua sintaxe. </text:span><text:span text:style-name="T3">Resumidamente ela se descreve da seguinte forma:</text:span></text:p>
      <text:p text:style-name="P15"/>
      <text:h text:style-name="P23" text:outline-level="3"><text:span text:style-name="T2">SLTI – </text:span><text:span text:style-name="T19">Set on less than immediate (signed)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<text:span text:style-name="T3">Descrição</text:span>:</text:p>
          </table:table-cell>
          <table:table-cell table:style-name="Tabela1.A1" office:value-type="string">
            <text:p text:style-name="P28"><text:span text:style-name="T3">Se</text:span> $s <text:span text:style-name="T3">é menor que o imediato</text:span>, $t <text:span text:style-name="T3">é setado como um e recebe zero no outro caso</text:span>.</text:p>
          </table:table-cell>
        </table:table-row>
        <table:table-row>
          <table:table-cell table:style-name="Tabela1.A1" office:value-type="string">
            <text:p text:style-name="P24">Operação:</text:p>
          </table:table-cell>
          <table:table-cell table:style-name="Tabela1.A1" office:value-type="string">
            <text:p text:style-name="P26"><text:span text:style-name="T3">Se</text:span> $s &lt; imm$t = 1; advance_pc(4); <text:span text:style-name="T3">senão</text:span> $t = 0; advance_pc(4);</text:p>
          </table:table-cell>
        </table:table-row>
        <table:table-row>
          <table:table-cell table:style-name="Tabela1.A1" office:value-type="string">
            <text:p text:style-name="P25"><text:span text:style-name="T3">Sintaxe</text:span>:</text:p>
          </table:table-cell>
          <table:table-cell table:style-name="Tabela1.A1" office:value-type="string">
            <text:p text:style-name="P26">slti$t, $s,imm</text:p>
          </table:table-cell>
        </table:table-row>
        <table:table-row>
          <table:table-cell table:style-name="Tabela1.A1" office:value-type="string">
            <text:p text:style-name="P25"><text:span text:style-name="T3">Codificaçã</text:span><text:span text:style-name="T1">o</text:span>:</text:p>
          </table:table-cell>
          <table:table-cell table:style-name="Tabela1.A1" office:value-type="string">
            <text:p text:style-name="P27"><text:span text:style-name="Source_20_Text"><text:span text:style-name="T17">0010 10ss ssst tttt iiii iiii iiii iiii</text:span></text:span></text:p>
          </table:table-cell>
        </table:table-row>
      </table:table>
      <text:p text:style-name="P13"/>
      <text:p text:style-name="P15">Os dados foram extraídos do link abaixo e traduzidos pela nossa equipe. </text:p>
      <text:p text:style-name="P15"/>
      <text:p text:style-name="P7"><text:a xlink:type="simple" xlink:href="http://www.mrc.uidaho.edu/mrc/people/jff/digital/MIPSir.html"><text:span text:style-name="T18">http://www.mrc.uidaho.edu/mrc/people/jff/digital/MIPSir.html</text:span></text:a></text:p>
      <text:p text:style-name="P15"/>
      <text:p text:style-name="P15">Para a implementação algumas linhas em alguns arquivos foram acrescentadas. </text:p>
      <text:p text:style-name="P15"/>
      <text:p text:style-name="P17">basic_types.vhd -</text:p>
      <text:p text:style-name="P15"/>
      <text:p text:style-name="P14"><text:span text:style-name="T4">constant</text:span><text:span text:style-name="T3"> SLTI: </text:span><text:span text:style-name="T6">std_logic_vector</text:span><text:span text:style-name="T3">(5 </text:span><text:span text:style-name="T5">downto</text:span><text:span text:style-name="T3"> 0) := "</text:span><text:span text:style-name="T21">001010</text:span><text:span text:style-name="T3">"; </text:span></text:p>
      <text:p text:style-name="P15"/>
      <text:p text:style-name="P15">Declaramos o tipo de instrução e demos a ela <text:span text:style-name="T1">o opcode</text:span> “<text:span text:style-name="T1">001010</text:span>”. </text:p>
      <text:p text:style-name="P15"/>
      <text:p text:style-name="P18">control_pipeline.vhd -</text:p>
      <text:p text:style-name="P18"/>
      <text:p text:style-name="P14"><text:span text:style-name="T5">when</text:span><text:span text:style-name="T3"> SLTI =&gt; RegDst &lt;= '0'; ALUSrc &lt;= '</text:span><text:span text:style-name="T1">0</text:span><text:span text:style-name="T3">'; MemtoReg &lt;= '0'; RegWrite &lt;='1'; MemRead&lt;='0'; MemWrite&lt;='0'; Branch&lt;='0'; ALUOp &lt;= "0</text:span><text:span text:style-name="T1">0</text:span><text:span text:style-name="T3">";</text:span></text:p>
      <text:p text:style-name="P15"/>
      <text:p text:style-name="P15">Por ser uma instrução do tipo I declaramos os seus sinais de controle neste arquivo.</text:p>
      <text:p text:style-name="P15"/>
      <text:p text:style-name="P14"><text:soft-page-break/><text:span text:style-name="T7">alu_clt.vhd -</text:span><text:span text:style-name="T8"> </text:span></text:p>
      <text:p text:style-name="P15"/>
      <text:p text:style-name="P14"><text:span text:style-name="T5">constant</text:span><text:span text:style-name="T9"> F_slti </text:span><text:span text:style-name="T10">:</text:span><text:span text:style-name="T9"> </text:span><text:span text:style-name="T14">std_logic_vector</text:span><text:span text:style-name="T9">(</text:span><text:span text:style-name="T15">5</text:span><text:span text:style-name="T9"> </text:span><text:span text:style-name="T10">downto</text:span><text:span text:style-name="T9"> </text:span><text:span text:style-name="T15">0</text:span><text:span text:style-name="T9">) </text:span><text:span text:style-name="T10">:=</text:span><text:span text:style-name="T9"> </text:span><text:span text:style-name="T16">"001010"</text:span><text:span text:style-name="T9">;</text:span></text:p>
      <text:p text:style-name="P14"><text:span text:style-name="T9"/></text:p>
      <text:p text:style-name="P14"><text:span text:style-name="T12">Declarado a constante contendo o valor do opcode da nossta instrução (SLTI).</text:span></text:p>
      <text:p text:style-name="P14"><text:span text:style-name="T12"/></text:p>
      <text:p text:style-name="P14"><text:span text:style-name="T5">when </text:span><text:span text:style-name="T9">F_slti </text:span><text:span text:style-name="T10">=&gt;</text:span><text:span text:style-name="T9"> ALUOperation </text:span><text:span text:style-name="T10">&lt;=</text:span><text:span text:style-name="T9"> ALU_slt;</text:span></text:p>
      <text:p text:style-name="P21"><text:a xlink:type="simple" xlink:href="http://www.mrc.uidaho.edu/mrc/people/jff/digital/MIPSir.html"><text:span text:style-name="T17">http://www.mrc.uidaho.edu/mrc/people/jff/digital/MIPSir.html</text:span></text:a></text:p>
      <text:p text:style-name="P8"/>
      <text:p text:style-name="P8"/>
      <text:p text:style-name="P8"><text:s/>O relatório deve descrever o que foi feito, como foram realizadas implementação, testes, </text:p>
      <text:p text:style-name="P22">e resultados obtidos</text:p>
      <text:p text:style-name="P8"/>
      <text:p text:style-name="P8"/>
      <text:p text:style-name="P8"/>
      <text:p text:style-name="P8"/>
      <text:p text:style-name="P8">1. Baixe os arquivos de código do processador pipeline da página da disciplina</text:p>
      <text:p text:style-name="P2">Observe com atenção todos arquivos. </text:p>
      <text:p text:style-name="P2">Existem arquivos com recursos extras, como multiplexadores. Você não é obrigado a utilizé-los.</text:p>
      <text:p text:style-name="P2">O arquivo "rom32.vhd" foi modificado para conter instruções NOP para contornar hazards. </text:p>
      <text:p text:style-name="P2">Desenhe um diagrama com todas as entidades e seus relacionamentos. </text:p>
      <text:p text:style-name="P2">Simule com o GHDL. </text:p>
      <text:p text:style-name="P2">Verifique funcionamento analisando sinais PC, opcode, estados, registradores e demais sinais relevantes. </text:p>
      <text:p text:style-name="P4"/>
      <text:p text:style-name="P2">2. Modifique o processador para implementar a instrução "lui" ou a instrução "slti", conforme a regra a seguir: se o menor GRR grupo for par implemente a "lui", caso contrário a "slti". Verifique se você entende para o que serve e como se usa a instrução definida para seu grupo. Simule com um exemplo e verifique o funcionamento. </text:p>
      <text:p text:style-name="P4"/>
      <text:p text:style-name="P2">3. Estender o projeto do processador para suportar forward de dados conforme descrito na seção 6.4 (livro texto, 3a ed, pt-br), inserindo bolhas quando necessário, conforme seção 6.5. O projeto deve ficar similar ao indicado na figura 6.36, p. 314. incluindo aind aas ligaçõe spara o campo imediato (lw, sw, beq, lui ou slti) e o hardware necessário para desvios, que já está na implementação original. Simule com sequências de instruções que exercitem todos casos de adiantamentos/bolhas como explicaod no livro nestas seções (6.4 e 6.5). Também inclua exemplo com lw e como é incluída a bolha necessária no pipeline.</text:p>
      <text:p text:style-name="P4"/>
      <text:p text:style-name="P22">4. Estender o projeto para incluir predição de dois bits no beq, conforme descrito no livro texto seção 6.6. Simule com exemplos que mostrem o funcionamento da máquina de estados. Você deve considerar uma única máquina para todos beq do programa. Não mude a execução do desvio para a fase de decodificação. Cuide para realizar o flush no pipeline quando necessário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3-07-22T00:36:33</meta:creation-date>
    <dc:date>2013-07-22T00:56:05</dc:date>
    <dc:creator>Rodrigo </dc:creator>
    <meta:editing-duration>PT2M42S</meta:editing-duration>
    <meta:editing-cycles>1</meta:editing-cycles>
    <meta:document-statistic meta:table-count="1" meta:image-count="0" meta:object-count="0" meta:page-count="3" meta:paragraph-count="47" meta:word-count="603" meta:character-count="3910" meta:non-whitespace-character-count="3333"/>
    <meta:generator>LibreOffice/4.0.2.2$Linux_X86_64 LibreOffice_project/400m0$Build-2</meta:generator>
  </office:meta>
</office:document-meta>
</file>